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k4_threads_2" table:style-name="ta1">
        <table:shapes>
          <draw:frame draw:z-index="0" draw:style-name="gr1" draw:text-style-name="P1" svg:width="536.51pt" svg:height="320.77pt" svg:x="198.85pt" svg:y="1161.04pt">
            <draw:object draw:notify-on-update-of-ranges="nk4_threads_2.A2:nk4_threads_2.A101 nk4_threads_2.B2:nk4_threads_2.B101 nk4_threads_2.A2:nk4_threads_2.A101 nk4_threads_2.C2:nk4_threads_2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time_simple </text:p>
          </table:table-cell>
          <table:table-cell office:value-type="string" calcext:value-type="string">
            <text:p>time_parall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2652" calcext:value-type="float">
            <text:p>5.12652</text:p>
          </table:table-cell>
          <table:table-cell office:value-type="float" office:value="4.59345" calcext:value-type="float">
            <text:p>4.593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0224" calcext:value-type="float">
            <text:p>10.0224</text:p>
          </table:table-cell>
          <table:table-cell office:value-type="float" office:value="6.51559" calcext:value-type="float">
            <text:p>6.515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0578" calcext:value-type="float">
            <text:p>15.0578</text:p>
          </table:table-cell>
          <table:table-cell office:value-type="float" office:value="9.07007" calcext:value-type="float">
            <text:p>9.070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0275" calcext:value-type="float">
            <text:p>19.0275</text:p>
          </table:table-cell>
          <table:table-cell office:value-type="float" office:value="11.4069" calcext:value-type="float">
            <text:p>11.40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6475" calcext:value-type="float">
            <text:p>23.6475</text:p>
          </table:table-cell>
          <table:table-cell office:value-type="float" office:value="13.8324" calcext:value-type="float">
            <text:p>13.83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.4076" calcext:value-type="float">
            <text:p>28.4076</text:p>
          </table:table-cell>
          <table:table-cell office:value-type="float" office:value="16.2478" calcext:value-type="float">
            <text:p>16.24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.0662" calcext:value-type="float">
            <text:p>34.0662</text:p>
          </table:table-cell>
          <table:table-cell office:value-type="float" office:value="18.5025" calcext:value-type="float">
            <text:p>18.50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604" calcext:value-type="float">
            <text:p>37.604</text:p>
          </table:table-cell>
          <table:table-cell office:value-type="float" office:value="21.3241" calcext:value-type="float">
            <text:p>21.32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.924" calcext:value-type="float">
            <text:p>41.924</text:p>
          </table:table-cell>
          <table:table-cell office:value-type="float" office:value="23.3884" calcext:value-type="float">
            <text:p>23.38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.9138" calcext:value-type="float">
            <text:p>46.9138</text:p>
          </table:table-cell>
          <table:table-cell office:value-type="float" office:value="26.4466" calcext:value-type="float">
            <text:p>26.44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.2637" calcext:value-type="float">
            <text:p>52.2637</text:p>
          </table:table-cell>
          <table:table-cell office:value-type="float" office:value="28.4616" calcext:value-type="float">
            <text:p>28.46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6.1814" calcext:value-type="float">
            <text:p>56.1814</text:p>
          </table:table-cell>
          <table:table-cell office:value-type="float" office:value="31.2158" calcext:value-type="float">
            <text:p>31.21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0.1633" calcext:value-type="float">
            <text:p>60.1633</text:p>
          </table:table-cell>
          <table:table-cell office:value-type="float" office:value="33.2506" calcext:value-type="float">
            <text:p>33.25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.9158" calcext:value-type="float">
            <text:p>64.9158</text:p>
          </table:table-cell>
          <table:table-cell office:value-type="float" office:value="35.8232" calcext:value-type="float">
            <text:p>35.82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9.6568" calcext:value-type="float">
            <text:p>69.6568</text:p>
          </table:table-cell>
          <table:table-cell office:value-type="float" office:value="38.7979" calcext:value-type="float">
            <text:p>38.79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4.6022" calcext:value-type="float">
            <text:p>74.6022</text:p>
          </table:table-cell>
          <table:table-cell office:value-type="float" office:value="41.0575" calcext:value-type="float">
            <text:p>41.05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8.4213" calcext:value-type="float">
            <text:p>78.4213</text:p>
          </table:table-cell>
          <table:table-cell office:value-type="float" office:value="43.1393" calcext:value-type="float">
            <text:p>43.13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2.8361" calcext:value-type="float">
            <text:p>82.8361</text:p>
          </table:table-cell>
          <table:table-cell office:value-type="float" office:value="45.4646" calcext:value-type="float">
            <text:p>45.464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7.6401" calcext:value-type="float">
            <text:p>87.6401</text:p>
          </table:table-cell>
          <table:table-cell office:value-type="float" office:value="47.6724" calcext:value-type="float">
            <text:p>47.67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.4014" calcext:value-type="float">
            <text:p>92.4014</text:p>
          </table:table-cell>
          <table:table-cell office:value-type="float" office:value="50.4989" calcext:value-type="float">
            <text:p>50.498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.0743" calcext:value-type="float">
            <text:p>99.0743</text:p>
          </table:table-cell>
          <table:table-cell office:value-type="float" office:value="53.5552" calcext:value-type="float">
            <text:p>53.55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1.585" calcext:value-type="float">
            <text:p>101.585</text:p>
          </table:table-cell>
          <table:table-cell office:value-type="float" office:value="54.9331" calcext:value-type="float">
            <text:p>54.93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6.242" calcext:value-type="float">
            <text:p>106.242</text:p>
          </table:table-cell>
          <table:table-cell office:value-type="float" office:value="57.7977" calcext:value-type="float">
            <text:p>57.797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3.526" calcext:value-type="float">
            <text:p>113.526</text:p>
          </table:table-cell>
          <table:table-cell office:value-type="float" office:value="60.5232" calcext:value-type="float">
            <text:p>60.52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5.216" calcext:value-type="float">
            <text:p>115.216</text:p>
          </table:table-cell>
          <table:table-cell office:value-type="float" office:value="62.267" calcext:value-type="float">
            <text:p>62.2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9.462" calcext:value-type="float">
            <text:p>119.462</text:p>
          </table:table-cell>
          <table:table-cell office:value-type="float" office:value="65.1259" calcext:value-type="float">
            <text:p>65.125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4.367" calcext:value-type="float">
            <text:p>124.367</text:p>
          </table:table-cell>
          <table:table-cell office:value-type="float" office:value="67.4508" calcext:value-type="float">
            <text:p>67.45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0.495" calcext:value-type="float">
            <text:p>130.495</text:p>
          </table:table-cell>
          <table:table-cell office:value-type="float" office:value="69.1978" calcext:value-type="float">
            <text:p>69.197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5.352" calcext:value-type="float">
            <text:p>135.352</text:p>
          </table:table-cell>
          <table:table-cell office:value-type="float" office:value="72.0532" calcext:value-type="float">
            <text:p>72.05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8.114" calcext:value-type="float">
            <text:p>138.114</text:p>
          </table:table-cell>
          <table:table-cell office:value-type="float" office:value="74.4639" calcext:value-type="float">
            <text:p>74.46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78.6184" calcext:value-type="float">
            <text:p>78.618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7.244" calcext:value-type="float">
            <text:p>147.244</text:p>
          </table:table-cell>
          <table:table-cell office:value-type="float" office:value="79.7911" calcext:value-type="float">
            <text:p>79.79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2.788" calcext:value-type="float">
            <text:p>152.788</text:p>
          </table:table-cell>
          <table:table-cell office:value-type="float" office:value="83.3793" calcext:value-type="float">
            <text:p>83.379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6.167" calcext:value-type="float">
            <text:p>156.167</text:p>
          </table:table-cell>
          <table:table-cell office:value-type="float" office:value="84.1525" calcext:value-type="float">
            <text:p>84.15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.064" calcext:value-type="float">
            <text:p>161.064</text:p>
          </table:table-cell>
          <table:table-cell office:value-type="float" office:value="88.5265" calcext:value-type="float">
            <text:p>88.526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5.528" calcext:value-type="float">
            <text:p>165.528</text:p>
          </table:table-cell>
          <table:table-cell office:value-type="float" office:value="88.9426" calcext:value-type="float">
            <text:p>88.94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1.34" calcext:value-type="float">
            <text:p>171.34</text:p>
          </table:table-cell>
          <table:table-cell office:value-type="float" office:value="91.2057" calcext:value-type="float">
            <text:p>91.205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4.303" calcext:value-type="float">
            <text:p>174.303</text:p>
          </table:table-cell>
          <table:table-cell office:value-type="float" office:value="93.4738" calcext:value-type="float">
            <text:p>93.473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0.586" calcext:value-type="float">
            <text:p>180.586</text:p>
          </table:table-cell>
          <table:table-cell office:value-type="float" office:value="96.5128" calcext:value-type="float">
            <text:p>96.51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4.72" calcext:value-type="float">
            <text:p>184.72</text:p>
          </table:table-cell>
          <table:table-cell office:value-type="float" office:value="98.9875" calcext:value-type="float">
            <text:p>98.98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8.836" calcext:value-type="float">
            <text:p>188.836</text:p>
          </table:table-cell>
          <table:table-cell office:value-type="float" office:value="101.245" calcext:value-type="float">
            <text:p>101.24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4.556" calcext:value-type="float">
            <text:p>194.556</text:p>
          </table:table-cell>
          <table:table-cell office:value-type="float" office:value="103.544" calcext:value-type="float">
            <text:p>103.54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7.709" calcext:value-type="float">
            <text:p>197.709</text:p>
          </table:table-cell>
          <table:table-cell office:value-type="float" office:value="106.47" calcext:value-type="float">
            <text:p>106.4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2.173" calcext:value-type="float">
            <text:p>202.173</text:p>
          </table:table-cell>
          <table:table-cell office:value-type="float" office:value="108.491" calcext:value-type="float">
            <text:p>108.49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9.282" calcext:value-type="float">
            <text:p>209.282</text:p>
          </table:table-cell>
          <table:table-cell office:value-type="float" office:value="111.33" calcext:value-type="float">
            <text:p>111.3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11.051" calcext:value-type="float">
            <text:p>211.051</text:p>
          </table:table-cell>
          <table:table-cell office:value-type="float" office:value="113.781" calcext:value-type="float">
            <text:p>113.78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16.236" calcext:value-type="float">
            <text:p>216.236</text:p>
          </table:table-cell>
          <table:table-cell office:value-type="float" office:value="116.125" calcext:value-type="float">
            <text:p>116.1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1.5" calcext:value-type="float">
            <text:p>221.5</text:p>
          </table:table-cell>
          <table:table-cell office:value-type="float" office:value="118.157" calcext:value-type="float">
            <text:p>118.15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6.268" calcext:value-type="float">
            <text:p>226.268</text:p>
          </table:table-cell>
          <table:table-cell office:value-type="float" office:value="120.214" calcext:value-type="float">
            <text:p>120.2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0.744" calcext:value-type="float">
            <text:p>230.744</text:p>
          </table:table-cell>
          <table:table-cell office:value-type="float" office:value="122.815" calcext:value-type="float">
            <text:p>122.8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33.142" calcext:value-type="float">
            <text:p>233.142</text:p>
          </table:table-cell>
          <table:table-cell office:value-type="float" office:value="125.719" calcext:value-type="float">
            <text:p>125.7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39.801" calcext:value-type="float">
            <text:p>239.801</text:p>
          </table:table-cell>
          <table:table-cell office:value-type="float" office:value="126.964" calcext:value-type="float">
            <text:p>126.9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42.58" calcext:value-type="float">
            <text:p>242.58</text:p>
          </table:table-cell>
          <table:table-cell office:value-type="float" office:value="129.638" calcext:value-type="float">
            <text:p>129.63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7.802" calcext:value-type="float">
            <text:p>247.802</text:p>
          </table:table-cell>
          <table:table-cell office:value-type="float" office:value="132.952" calcext:value-type="float">
            <text:p>132.95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2.136" calcext:value-type="float">
            <text:p>262.136</text:p>
          </table:table-cell>
          <table:table-cell office:value-type="float" office:value="134.798" calcext:value-type="float">
            <text:p>134.79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6.05" calcext:value-type="float">
            <text:p>256.05</text:p>
          </table:table-cell>
          <table:table-cell office:value-type="float" office:value="140.299" calcext:value-type="float">
            <text:p>140.29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63.094" calcext:value-type="float">
            <text:p>263.094</text:p>
          </table:table-cell>
          <table:table-cell office:value-type="float" office:value="139.812" calcext:value-type="float">
            <text:p>139.8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68.49" calcext:value-type="float">
            <text:p>268.49</text:p>
          </table:table-cell>
          <table:table-cell office:value-type="float" office:value="142.093" calcext:value-type="float">
            <text:p>142.09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72.206" calcext:value-type="float">
            <text:p>272.206</text:p>
          </table:table-cell>
          <table:table-cell office:value-type="float" office:value="143.845" calcext:value-type="float">
            <text:p>143.8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4.892" calcext:value-type="float">
            <text:p>274.892</text:p>
          </table:table-cell>
          <table:table-cell office:value-type="float" office:value="149.622" calcext:value-type="float">
            <text:p>149.62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79.967" calcext:value-type="float">
            <text:p>279.967</text:p>
          </table:table-cell>
          <table:table-cell office:value-type="float" office:value="149.024" calcext:value-type="float">
            <text:p>149.02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85.257" calcext:value-type="float">
            <text:p>285.257</text:p>
          </table:table-cell>
          <table:table-cell office:value-type="float" office:value="151.273" calcext:value-type="float">
            <text:p>151.27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87.039" calcext:value-type="float">
            <text:p>287.039</text:p>
          </table:table-cell>
          <table:table-cell office:value-type="float" office:value="153.96" calcext:value-type="float">
            <text:p>153.9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92.447" calcext:value-type="float">
            <text:p>292.447</text:p>
          </table:table-cell>
          <table:table-cell office:value-type="float" office:value="156.167" calcext:value-type="float">
            <text:p>156.16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96.555" calcext:value-type="float">
            <text:p>296.555</text:p>
          </table:table-cell>
          <table:table-cell office:value-type="float" office:value="158.881" calcext:value-type="float">
            <text:p>158.88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02.33" calcext:value-type="float">
            <text:p>302.33</text:p>
          </table:table-cell>
          <table:table-cell office:value-type="float" office:value="161.129" calcext:value-type="float">
            <text:p>161.12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07.415" calcext:value-type="float">
            <text:p>307.415</text:p>
          </table:table-cell>
          <table:table-cell office:value-type="float" office:value="164.455" calcext:value-type="float">
            <text:p>164.45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12.657" calcext:value-type="float">
            <text:p>312.657</text:p>
          </table:table-cell>
          <table:table-cell office:value-type="float" office:value="166.967" calcext:value-type="float">
            <text:p>166.96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15.631" calcext:value-type="float">
            <text:p>315.631</text:p>
          </table:table-cell>
          <table:table-cell office:value-type="float" office:value="168.794" calcext:value-type="float">
            <text:p>168.7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20.666" calcext:value-type="float">
            <text:p>320.666</text:p>
          </table:table-cell>
          <table:table-cell office:value-type="float" office:value="171.346" calcext:value-type="float">
            <text:p>171.34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24.766" calcext:value-type="float">
            <text:p>324.766</text:p>
          </table:table-cell>
          <table:table-cell office:value-type="float" office:value="171.957" calcext:value-type="float">
            <text:p>171.95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8.716" calcext:value-type="float">
            <text:p>328.716</text:p>
          </table:table-cell>
          <table:table-cell office:value-type="float" office:value="175.568" calcext:value-type="float">
            <text:p>175.56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34.669" calcext:value-type="float">
            <text:p>334.669</text:p>
          </table:table-cell>
          <table:table-cell office:value-type="float" office:value="181.068" calcext:value-type="float">
            <text:p>181.06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39.495" calcext:value-type="float">
            <text:p>339.495</text:p>
          </table:table-cell>
          <table:table-cell office:value-type="float" office:value="180.321" calcext:value-type="float">
            <text:p>180.32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45.822" calcext:value-type="float">
            <text:p>345.822</text:p>
          </table:table-cell>
          <table:table-cell office:value-type="float" office:value="183.845" calcext:value-type="float">
            <text:p>183.84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50.271" calcext:value-type="float">
            <text:p>350.271</text:p>
          </table:table-cell>
          <table:table-cell office:value-type="float" office:value="185.522" calcext:value-type="float">
            <text:p>185.52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52" calcext:value-type="float">
            <text:p>352</text:p>
          </table:table-cell>
          <table:table-cell office:value-type="float" office:value="188.059" calcext:value-type="float">
            <text:p>188.05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58.359" calcext:value-type="float">
            <text:p>358.359</text:p>
          </table:table-cell>
          <table:table-cell office:value-type="float" office:value="190.537" calcext:value-type="float">
            <text:p>190.53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62.103" calcext:value-type="float">
            <text:p>362.103</text:p>
          </table:table-cell>
          <table:table-cell office:value-type="float" office:value="192.849" calcext:value-type="float">
            <text:p>192.84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66.14" calcext:value-type="float">
            <text:p>366.14</text:p>
          </table:table-cell>
          <table:table-cell office:value-type="float" office:value="196.645" calcext:value-type="float">
            <text:p>196.64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72.499" calcext:value-type="float">
            <text:p>372.499</text:p>
          </table:table-cell>
          <table:table-cell office:value-type="float" office:value="197.778" calcext:value-type="float">
            <text:p>197.77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77.531" calcext:value-type="float">
            <text:p>377.531</text:p>
          </table:table-cell>
          <table:table-cell office:value-type="float" office:value="199.409" calcext:value-type="float">
            <text:p>199.40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79.122" calcext:value-type="float">
            <text:p>379.122</text:p>
          </table:table-cell>
          <table:table-cell office:value-type="float" office:value="202.539" calcext:value-type="float">
            <text:p>202.53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83.407" calcext:value-type="float">
            <text:p>383.407</text:p>
          </table:table-cell>
          <table:table-cell office:value-type="float" office:value="205.505" calcext:value-type="float">
            <text:p>205.50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92.248" calcext:value-type="float">
            <text:p>392.248</text:p>
          </table:table-cell>
          <table:table-cell office:value-type="float" office:value="208.616" calcext:value-type="float">
            <text:p>208.6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94.019" calcext:value-type="float">
            <text:p>394.019</text:p>
          </table:table-cell>
          <table:table-cell office:value-type="float" office:value="209.986" calcext:value-type="float">
            <text:p>209.98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97.637" calcext:value-type="float">
            <text:p>397.637</text:p>
          </table:table-cell>
          <table:table-cell office:value-type="float" office:value="212.175" calcext:value-type="float">
            <text:p>212.17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10.417" calcext:value-type="float">
            <text:p>410.417</text:p>
          </table:table-cell>
          <table:table-cell office:value-type="float" office:value="213.984" calcext:value-type="float">
            <text:p>213.98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10.117" calcext:value-type="float">
            <text:p>410.117</text:p>
          </table:table-cell>
          <table:table-cell office:value-type="float" office:value="216.939" calcext:value-type="float">
            <text:p>216.93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12.77" calcext:value-type="float">
            <text:p>412.77</text:p>
          </table:table-cell>
          <table:table-cell office:value-type="float" office:value="219.468" calcext:value-type="float">
            <text:p>219.46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17.822" calcext:value-type="float">
            <text:p>417.822</text:p>
          </table:table-cell>
          <table:table-cell office:value-type="float" office:value="219.648" calcext:value-type="float">
            <text:p>219.64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21.987" calcext:value-type="float">
            <text:p>421.987</text:p>
          </table:table-cell>
          <table:table-cell office:value-type="float" office:value="227.294" calcext:value-type="float">
            <text:p>227.29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25.689" calcext:value-type="float">
            <text:p>425.689</text:p>
          </table:table-cell>
          <table:table-cell office:value-type="float" office:value="228.979" calcext:value-type="float">
            <text:p>228.97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33.053" calcext:value-type="float">
            <text:p>433.053</text:p>
          </table:table-cell>
          <table:table-cell office:value-type="float" office:value="229.728" calcext:value-type="float">
            <text:p>229.72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35.057" calcext:value-type="float">
            <text:p>435.057</text:p>
          </table:table-cell>
          <table:table-cell office:value-type="float" office:value="231.939" calcext:value-type="float">
            <text:p>231.93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40.818" calcext:value-type="float">
            <text:p>440.818</text:p>
          </table:table-cell>
          <table:table-cell office:value-type="float" office:value="234.001" calcext:value-type="float">
            <text:p>234.00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42.465" calcext:value-type="float">
            <text:p>442.465</text:p>
          </table:table-cell>
          <table:table-cell office:value-type="float" office:value="234.915" calcext:value-type="float">
            <text:p>234.91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50.49" calcext:value-type="float">
            <text:p>450.49</text:p>
          </table:table-cell>
          <table:table-cell office:value-type="float" office:value="237.879" calcext:value-type="float">
            <text:p>237.87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53.545" calcext:value-type="float">
            <text:p>453.545</text:p>
          </table:table-cell>
          <table:table-cell office:value-type="float" office:value="240.193" calcext:value-type="float">
            <text:p>240.1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5.417" calcext:value-type="float">
            <text:p>455.417</text:p>
          </table:table-cell>
          <table:table-cell office:value-type="float" office:value="244.67" calcext:value-type="float">
            <text:p>244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10:00:26.049441335</dc:date>
    <meta:editing-duration>PT5M48S</meta:editing-duration>
    <meta:editing-cycles>1</meta:editing-cycles>
    <meta:document-statistic meta:table-count="1" meta:cell-count="303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28cm" svg:height="11.317cm" xlink:href=".." xlink:type="simple" chart:class="chart:scatter" chart:style-name="ch1">
        <chart:title svg:x="5.465cm" svg:y="0.362cm" chart:style-name="ch2">
          <text:p>График времени вычисления при n=4</text:p>
        </chart:title>
        <chart:subtitle svg:x="7.449cm" svg:y="1.393cm" chart:style-name="ch3">
          <text:p>Количество потоков 2</text:p>
        </chart:subtitle>
        <chart:legend chart:legend-position="end" svg:x="14.647cm" svg:y="5.11cm" style:legend-expansion="high" chart:style-name="ch4"/>
        <chart:plot-area chart:style-name="ch5" table:cell-range-address="nk4_threads_2.A2:nk4_threads_2.C101" chart:data-source-has-labels="row" svg:x="1.389cm" svg:y="2.328cm" svg:width="12.88cm" svg:height="7.782cm">
          <chartooo:coordinate-region svg:x="2.196cm" svg:y="2.527cm" svg:width="11.701cm" svg:height="6.936cm"/>
          <chart:axis chart:dimension="x" chart:name="primary-x" chart:style-name="ch6">
            <chart:title svg:x="7.653cm" svg:y="10.336cm" chart:style-name="ch7">
              <text:p>N</text:p>
            </chart:title>
          </chart:axis>
          <chart:axis chart:dimension="y" chart:name="primary-y" chart:style-name="ch8">
            <chart:title svg:x="0.451cm" svg:y="6.528cm" chart:style-name="ch9">
              <text:p>мкс</text:p>
            </chart:title>
            <chart:grid chart:style-name="ch10" chart:class="major"/>
          </chart:axis>
          <chart:series chart:style-name="ch11" chart:values-cell-range-address="nk4_threads_2.B2:nk4_threads_2.B101" loext:label-string="последовательный" chart:class="chart:scatter">
            <chart:domain table:cell-range-address="nk4_threads_2.A2:nk4_threads_2.A101"/>
            <chart:data-point chart:repeated="100"/>
          </chart:series>
          <chart:series chart:style-name="ch12" chart:values-cell-range-address="nk4_threads_2.C2:nk4_threads_2.C101" loext:label-string="параллельный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последовательный</text:p>
              </table:table-cell>
              <table:table-cell office:value-type="string">
                <text:p>параллельны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4_threads_2.A2:nk4_threads_2.A101</svg:desc>
                </draw:g>
              </table:table-cell>
              <table:table-cell office:value-type="float" office:value="5.12652">
                <text:p>5.12652</text:p>
                <draw:g>
                  <svg:desc>nk4_threads_2.B2:nk4_threads_2.B101</svg:desc>
                </draw:g>
              </table:table-cell>
              <table:table-cell office:value-type="float" office:value="4.59345">
                <text:p>4.59345</text:p>
                <draw:g>
                  <svg:desc>nk4_threads_2.C2:nk4_threads_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0.0224">
                <text:p>10.0224</text:p>
              </table:table-cell>
              <table:table-cell office:value-type="float" office:value="6.51559">
                <text:p>6.51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5.0578">
                <text:p>15.0578</text:p>
              </table:table-cell>
              <table:table-cell office:value-type="float" office:value="9.07007">
                <text:p>9.07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9.0275">
                <text:p>19.0275</text:p>
              </table:table-cell>
              <table:table-cell office:value-type="float" office:value="11.4069">
                <text:p>11.4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3.6475">
                <text:p>23.6475</text:p>
              </table:table-cell>
              <table:table-cell office:value-type="float" office:value="13.8324">
                <text:p>13.8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8.4076">
                <text:p>28.4076</text:p>
              </table:table-cell>
              <table:table-cell office:value-type="float" office:value="16.2478">
                <text:p>16.2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4.0662">
                <text:p>34.0662</text:p>
              </table:table-cell>
              <table:table-cell office:value-type="float" office:value="18.5025">
                <text:p>18.5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7.604">
                <text:p>37.604</text:p>
              </table:table-cell>
              <table:table-cell office:value-type="float" office:value="21.3241">
                <text:p>21.3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1.924">
                <text:p>41.924</text:p>
              </table:table-cell>
              <table:table-cell office:value-type="float" office:value="23.3884">
                <text:p>23.3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6.9138">
                <text:p>46.9138</text:p>
              </table:table-cell>
              <table:table-cell office:value-type="float" office:value="26.4466">
                <text:p>26.4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52.2637">
                <text:p>52.2637</text:p>
              </table:table-cell>
              <table:table-cell office:value-type="float" office:value="28.4616">
                <text:p>28.4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56.1814">
                <text:p>56.1814</text:p>
              </table:table-cell>
              <table:table-cell office:value-type="float" office:value="31.2158">
                <text:p>31.2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60.1633">
                <text:p>60.1633</text:p>
              </table:table-cell>
              <table:table-cell office:value-type="float" office:value="33.2506">
                <text:p>33.2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64.9158">
                <text:p>64.9158</text:p>
              </table:table-cell>
              <table:table-cell office:value-type="float" office:value="35.8232">
                <text:p>35.8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69.6568">
                <text:p>69.6568</text:p>
              </table:table-cell>
              <table:table-cell office:value-type="float" office:value="38.7979">
                <text:p>38.7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74.6022">
                <text:p>74.6022</text:p>
              </table:table-cell>
              <table:table-cell office:value-type="float" office:value="41.0575">
                <text:p>41.0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78.4213">
                <text:p>78.4213</text:p>
              </table:table-cell>
              <table:table-cell office:value-type="float" office:value="43.1393">
                <text:p>43.1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82.8361">
                <text:p>82.8361</text:p>
              </table:table-cell>
              <table:table-cell office:value-type="float" office:value="45.4646">
                <text:p>45.4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87.6401">
                <text:p>87.6401</text:p>
              </table:table-cell>
              <table:table-cell office:value-type="float" office:value="47.6724">
                <text:p>47.6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92.4014">
                <text:p>92.4014</text:p>
              </table:table-cell>
              <table:table-cell office:value-type="float" office:value="50.4989">
                <text:p>50.4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99.0743">
                <text:p>99.0743</text:p>
              </table:table-cell>
              <table:table-cell office:value-type="float" office:value="53.5552">
                <text:p>53.5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01.585">
                <text:p>101.585</text:p>
              </table:table-cell>
              <table:table-cell office:value-type="float" office:value="54.9331">
                <text:p>54.9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06.242">
                <text:p>106.242</text:p>
              </table:table-cell>
              <table:table-cell office:value-type="float" office:value="57.7977">
                <text:p>57.79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13.526">
                <text:p>113.526</text:p>
              </table:table-cell>
              <table:table-cell office:value-type="float" office:value="60.5232">
                <text:p>60.5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15.216">
                <text:p>115.216</text:p>
              </table:table-cell>
              <table:table-cell office:value-type="float" office:value="62.267">
                <text:p>62.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19.462">
                <text:p>119.462</text:p>
              </table:table-cell>
              <table:table-cell office:value-type="float" office:value="65.1259">
                <text:p>65.1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24.367">
                <text:p>124.367</text:p>
              </table:table-cell>
              <table:table-cell office:value-type="float" office:value="67.4508">
                <text:p>67.45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30.495">
                <text:p>130.495</text:p>
              </table:table-cell>
              <table:table-cell office:value-type="float" office:value="69.1978">
                <text:p>69.19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35.352">
                <text:p>135.352</text:p>
              </table:table-cell>
              <table:table-cell office:value-type="float" office:value="72.0532">
                <text:p>72.05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38.114">
                <text:p>138.114</text:p>
              </table:table-cell>
              <table:table-cell office:value-type="float" office:value="74.4639">
                <text:p>74.4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44.384">
                <text:p>144.384</text:p>
              </table:table-cell>
              <table:table-cell office:value-type="float" office:value="78.6184">
                <text:p>78.6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47.244">
                <text:p>147.244</text:p>
              </table:table-cell>
              <table:table-cell office:value-type="float" office:value="79.7911">
                <text:p>79.7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52.788">
                <text:p>152.788</text:p>
              </table:table-cell>
              <table:table-cell office:value-type="float" office:value="83.3793">
                <text:p>83.3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56.167">
                <text:p>156.167</text:p>
              </table:table-cell>
              <table:table-cell office:value-type="float" office:value="84.1525">
                <text:p>84.1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61.064">
                <text:p>161.064</text:p>
              </table:table-cell>
              <table:table-cell office:value-type="float" office:value="88.5265">
                <text:p>88.52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65.528">
                <text:p>165.528</text:p>
              </table:table-cell>
              <table:table-cell office:value-type="float" office:value="88.9426">
                <text:p>88.9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1.34">
                <text:p>171.34</text:p>
              </table:table-cell>
              <table:table-cell office:value-type="float" office:value="91.2057">
                <text:p>91.20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4.303">
                <text:p>174.303</text:p>
              </table:table-cell>
              <table:table-cell office:value-type="float" office:value="93.4738">
                <text:p>93.4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80.586">
                <text:p>180.586</text:p>
              </table:table-cell>
              <table:table-cell office:value-type="float" office:value="96.5128">
                <text:p>96.5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4.72">
                <text:p>184.72</text:p>
              </table:table-cell>
              <table:table-cell office:value-type="float" office:value="98.9875">
                <text:p>98.9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88.836">
                <text:p>188.836</text:p>
              </table:table-cell>
              <table:table-cell office:value-type="float" office:value="101.245">
                <text:p>101.2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94.556">
                <text:p>194.556</text:p>
              </table:table-cell>
              <table:table-cell office:value-type="float" office:value="103.544">
                <text:p>103.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97.709">
                <text:p>197.709</text:p>
              </table:table-cell>
              <table:table-cell office:value-type="float" office:value="106.47">
                <text:p>106.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02.173">
                <text:p>202.173</text:p>
              </table:table-cell>
              <table:table-cell office:value-type="float" office:value="108.491">
                <text:p>108.4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09.282">
                <text:p>209.282</text:p>
              </table:table-cell>
              <table:table-cell office:value-type="float" office:value="111.33">
                <text:p>111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11.051">
                <text:p>211.051</text:p>
              </table:table-cell>
              <table:table-cell office:value-type="float" office:value="113.781">
                <text:p>113.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16.236">
                <text:p>216.236</text:p>
              </table:table-cell>
              <table:table-cell office:value-type="float" office:value="116.125">
                <text:p>116.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21.5">
                <text:p>221.5</text:p>
              </table:table-cell>
              <table:table-cell office:value-type="float" office:value="118.157">
                <text:p>118.1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26.268">
                <text:p>226.268</text:p>
              </table:table-cell>
              <table:table-cell office:value-type="float" office:value="120.214">
                <text:p>120.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30.744">
                <text:p>230.744</text:p>
              </table:table-cell>
              <table:table-cell office:value-type="float" office:value="122.815">
                <text:p>122.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33.142">
                <text:p>233.142</text:p>
              </table:table-cell>
              <table:table-cell office:value-type="float" office:value="125.719">
                <text:p>125.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39.801">
                <text:p>239.801</text:p>
              </table:table-cell>
              <table:table-cell office:value-type="float" office:value="126.964">
                <text:p>126.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42.58">
                <text:p>242.58</text:p>
              </table:table-cell>
              <table:table-cell office:value-type="float" office:value="129.638">
                <text:p>129.6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7.802">
                <text:p>247.802</text:p>
              </table:table-cell>
              <table:table-cell office:value-type="float" office:value="132.952">
                <text:p>132.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62.136">
                <text:p>262.136</text:p>
              </table:table-cell>
              <table:table-cell office:value-type="float" office:value="134.798">
                <text:p>134.7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56.05">
                <text:p>256.05</text:p>
              </table:table-cell>
              <table:table-cell office:value-type="float" office:value="140.299">
                <text:p>140.2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63.094">
                <text:p>263.094</text:p>
              </table:table-cell>
              <table:table-cell office:value-type="float" office:value="139.812">
                <text:p>139.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68.49">
                <text:p>268.49</text:p>
              </table:table-cell>
              <table:table-cell office:value-type="float" office:value="142.093">
                <text:p>142.0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72.206">
                <text:p>272.206</text:p>
              </table:table-cell>
              <table:table-cell office:value-type="float" office:value="143.845">
                <text:p>143.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74.892">
                <text:p>274.892</text:p>
              </table:table-cell>
              <table:table-cell office:value-type="float" office:value="149.622">
                <text:p>149.6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79.967">
                <text:p>279.967</text:p>
              </table:table-cell>
              <table:table-cell office:value-type="float" office:value="149.024">
                <text:p>149.0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85.257">
                <text:p>285.257</text:p>
              </table:table-cell>
              <table:table-cell office:value-type="float" office:value="151.273">
                <text:p>151.2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87.039">
                <text:p>287.039</text:p>
              </table:table-cell>
              <table:table-cell office:value-type="float" office:value="153.96">
                <text:p>153.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92.447">
                <text:p>292.447</text:p>
              </table:table-cell>
              <table:table-cell office:value-type="float" office:value="156.167">
                <text:p>156.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96.555">
                <text:p>296.555</text:p>
              </table:table-cell>
              <table:table-cell office:value-type="float" office:value="158.881">
                <text:p>158.8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302.33">
                <text:p>302.33</text:p>
              </table:table-cell>
              <table:table-cell office:value-type="float" office:value="161.129">
                <text:p>161.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307.415">
                <text:p>307.415</text:p>
              </table:table-cell>
              <table:table-cell office:value-type="float" office:value="164.455">
                <text:p>164.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312.657">
                <text:p>312.657</text:p>
              </table:table-cell>
              <table:table-cell office:value-type="float" office:value="166.967">
                <text:p>166.9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315.631">
                <text:p>315.631</text:p>
              </table:table-cell>
              <table:table-cell office:value-type="float" office:value="168.794">
                <text:p>168.7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20.666">
                <text:p>320.666</text:p>
              </table:table-cell>
              <table:table-cell office:value-type="float" office:value="171.346">
                <text:p>171.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24.766">
                <text:p>324.766</text:p>
              </table:table-cell>
              <table:table-cell office:value-type="float" office:value="171.957">
                <text:p>171.9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28.716">
                <text:p>328.716</text:p>
              </table:table-cell>
              <table:table-cell office:value-type="float" office:value="175.568">
                <text:p>175.5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34.669">
                <text:p>334.669</text:p>
              </table:table-cell>
              <table:table-cell office:value-type="float" office:value="181.068">
                <text:p>181.0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39.495">
                <text:p>339.495</text:p>
              </table:table-cell>
              <table:table-cell office:value-type="float" office:value="180.321">
                <text:p>180.3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45.822">
                <text:p>345.822</text:p>
              </table:table-cell>
              <table:table-cell office:value-type="float" office:value="183.845">
                <text:p>183.8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50.271">
                <text:p>350.271</text:p>
              </table:table-cell>
              <table:table-cell office:value-type="float" office:value="185.522">
                <text:p>185.5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52">
                <text:p>352</text:p>
              </table:table-cell>
              <table:table-cell office:value-type="float" office:value="188.059">
                <text:p>188.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58.359">
                <text:p>358.359</text:p>
              </table:table-cell>
              <table:table-cell office:value-type="float" office:value="190.537">
                <text:p>190.5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62.103">
                <text:p>362.103</text:p>
              </table:table-cell>
              <table:table-cell office:value-type="float" office:value="192.849">
                <text:p>192.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66.14">
                <text:p>366.14</text:p>
              </table:table-cell>
              <table:table-cell office:value-type="float" office:value="196.645">
                <text:p>196.6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72.499">
                <text:p>372.499</text:p>
              </table:table-cell>
              <table:table-cell office:value-type="float" office:value="197.778">
                <text:p>197.7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377.531">
                <text:p>377.531</text:p>
              </table:table-cell>
              <table:table-cell office:value-type="float" office:value="199.409">
                <text:p>199.4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379.122">
                <text:p>379.122</text:p>
              </table:table-cell>
              <table:table-cell office:value-type="float" office:value="202.539">
                <text:p>202.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383.407">
                <text:p>383.407</text:p>
              </table:table-cell>
              <table:table-cell office:value-type="float" office:value="205.505">
                <text:p>205.5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392.248">
                <text:p>392.248</text:p>
              </table:table-cell>
              <table:table-cell office:value-type="float" office:value="208.616">
                <text:p>208.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394.019">
                <text:p>394.019</text:p>
              </table:table-cell>
              <table:table-cell office:value-type="float" office:value="209.986">
                <text:p>209.9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397.637">
                <text:p>397.637</text:p>
              </table:table-cell>
              <table:table-cell office:value-type="float" office:value="212.175">
                <text:p>212.1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410.417">
                <text:p>410.417</text:p>
              </table:table-cell>
              <table:table-cell office:value-type="float" office:value="213.984">
                <text:p>213.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410.117">
                <text:p>410.117</text:p>
              </table:table-cell>
              <table:table-cell office:value-type="float" office:value="216.939">
                <text:p>216.9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412.77">
                <text:p>412.77</text:p>
              </table:table-cell>
              <table:table-cell office:value-type="float" office:value="219.468">
                <text:p>219.4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417.822">
                <text:p>417.822</text:p>
              </table:table-cell>
              <table:table-cell office:value-type="float" office:value="219.648">
                <text:p>219.6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421.987">
                <text:p>421.987</text:p>
              </table:table-cell>
              <table:table-cell office:value-type="float" office:value="227.294">
                <text:p>227.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425.689">
                <text:p>425.689</text:p>
              </table:table-cell>
              <table:table-cell office:value-type="float" office:value="228.979">
                <text:p>228.9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433.053">
                <text:p>433.053</text:p>
              </table:table-cell>
              <table:table-cell office:value-type="float" office:value="229.728">
                <text:p>229.7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435.057">
                <text:p>435.057</text:p>
              </table:table-cell>
              <table:table-cell office:value-type="float" office:value="231.939">
                <text:p>231.9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440.818">
                <text:p>440.818</text:p>
              </table:table-cell>
              <table:table-cell office:value-type="float" office:value="234.001">
                <text:p>234.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442.465">
                <text:p>442.465</text:p>
              </table:table-cell>
              <table:table-cell office:value-type="float" office:value="234.915">
                <text:p>234.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450.49">
                <text:p>450.49</text:p>
              </table:table-cell>
              <table:table-cell office:value-type="float" office:value="237.879">
                <text:p>237.8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53.545">
                <text:p>453.545</text:p>
              </table:table-cell>
              <table:table-cell office:value-type="float" office:value="240.193">
                <text:p>240.1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55.417">
                <text:p>455.417</text:p>
              </table:table-cell>
              <table:table-cell office:value-type="float" office:value="244.67">
                <text:p>244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